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cm" svg:height="2.7cm" svg:x="8.5cm" svg:y="4.4cm">
          <text:p text:style-name="P1">UI + Resourc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1.3cm" svg:x="9.45cm" svg:y="1.3cm">
          <text:p text:style-name="P2">Brows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75cm" svg:y1="3.3cm" svg:x2="10.75cm" svg:y2="4.4cm" draw:start-shape="id1" draw:start-glue-point="2" draw:end-shape="id2" draw:end-glue-point="0" svg:d="M10750 3300v1100" svg:viewBox="0 0 1 1101">
          <text:p/>
        </draw:connector>
        <draw:frame draw:style-name="gr5" draw:layer="layout" svg:width="4.5cm" svg:height="0.963cm" svg:x="10.8cm" svg:y="3.401cm">
          <draw:text-box>
            <text:p>HTTP Basi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6T10:25:20.745982518</dc:date>
    <meta:editing-duration>P1DT16H7M32S</meta:editing-duration>
    <meta:editing-cycles>8</meta:editing-cycles>
    <meta:generator>LibreOffice/4.2.6.3$Linux_X86_64 LibreOffice_project/420m0$Build-3</meta:generator>
    <meta:document-statistic meta:object-count="5"/>
  </office:meta>
</office:document-meta>
</file>